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Standard Symbols L"/>
    </style:style>
    <style:style style:name="T5" style:family="text">
      <style:text-properties style:font-name="Standard Symbols L" fo:font-style="normal" style:font-style-asian="normal" style:font-style-complex="normal"/>
    </style:style>
    <style:style style:name="T6" style:family="text">
      <style:text-properties style:text-position="sub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 style:data-style-name="N0">1</text:variable-set>: Thin Film Interference</text:p>
      <text:p text:style-name="P1"><draw:frame draw:style-name="fr2" draw:name="Object1" text:anchor-type="paragraph" svg:width="3.5846in" svg:height="1.2055in" draw:z-index="2"><draw:object xlink:href="./Object 1" xlink:type="simple" xlink:show="embed" xlink:actuate="onLoad"/><draw:image xlink:href="./ObjectReplacements/Object 1" xlink:type="simple" xlink:show="embed" xlink:actuate="onLoad"/></draw:frame></text:p>
      <text:list xml:id="list1931797278" text:style-name="L1">
        <text:list-item>
          <text:p text:style-name="P3">A layer of oil (n=1.2), of thickness T=1.3 x 10<text:span text:style-name="T1">-7</text:span> <text:s/>floats on top of water (n=1.33). <text:s/></text:p>
          <text:list>
            <text:list-item>
              <text:p text:style-name="P3">What is the speed of light in the oil?</text:p>
            </text:list-item>
          </text:list>
        </text:list-item>
      </text:list>
      <text:p text:style-name="P2"/>
      <text:p text:style-name="P2"/>
      <text:p text:style-name="P2"/>
      <text:p text:style-name="P2"/>
      <text:p text:style-name="P2"/>
      <text:p text:style-name="P2"/>
      <text:p text:style-name="P2"/>
      <text:list xml:id="list562275337" text:continue-numbering="true" text:style-name="L1">
        <text:list-item>
          <text:list>
            <text:list-item>
              <text:p text:style-name="P3">Derive a relationship for <text:span text:style-name="T4">l</text:span><text:span text:style-name="T6">oil</text:span>, the wavelenth of a light ray in the oil, in terms of <text:span text:style-name="T4">l</text:span><text:span text:style-name="T6">vacuum</text:span>, n, and fundamental constants. <text:s/></text:p>
            </text:list-item>
          </text:list>
        </text:list-item>
      </text:list>
      <text:p text:style-name="P2"/>
      <text:p text:style-name="P2"/>
      <text:p text:style-name="P2"/>
      <text:p text:style-name="P2"/>
      <text:p text:style-name="P2"/>
      <text:p text:style-name="P2"/>
      <text:p text:style-name="P2"/>
      <text:p text:style-name="P2"/>
      <text:list xml:id="list1023922432" text:continue-numbering="true" text:style-name="L1">
        <text:list-item>
          <text:list>
            <text:list-item>
              <text:p text:style-name="P3">Derive an expression for reflective, constructive interference, using T, <text:span text:style-name="T5">l</text:span>, n, m, and fundamental constants.</text:p>
            </text:list-item>
          </text:list>
        </text:list-item>
      </text:list>
      <text:p text:style-name="P2"/>
      <text:p text:style-name="P2"/>
      <text:p text:style-name="P2"/>
      <text:p text:style-name="P2"/>
      <text:p text:style-name="P2"/>
      <text:p text:style-name="P2"/>
      <text:p text:style-name="P2"/>
      <text:p text:style-name="P2"/>
      <text:list xml:id="list1985119288" text:continue-numbering="true" text:style-name="L1">
        <text:list-item>
          <text:list>
            <text:list-item>
              <text:p text:style-name="P3">What is the color seen when the oil slick is seen from directly above?</text:p>
            </text:list-item>
          </text:list>
        </text:list-item>
      </text:list>
      <text:p text:style-name="P2"/>
      <text:p text:style-name="P2"/>
      <text:p text:style-name="P2"/>
      <text:p text:style-name="P2"/>
      <text:p text:style-name="P2"/>
      <text:p text:style-name="P2"/>
      <text:list xml:id="list1985846833" text:continue-numbering="true" text:style-name="L1">
        <text:list-item>
          <text:p text:style-name="P3"><text:soft-page-break/>A water/soap (n=1.33) bubble has a thickness of 150 nm. <text:s/></text:p>
          <text:list>
            <text:list-item>
              <text:p text:style-name="P3">What is the color that the bubble appears, if any?</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710357624" text:continue-numbering="true" text:style-name="L1">
        <text:list-item>
          <text:list>
            <text:list-item>
              <text:p text:style-name="P3">Calculate the energy of a single photon reflected from the bubble.</text:p>
            </text:list-item>
          </text:list>
        </text:list-item>
      </text:list>
      <text:p text:style-name="P2"/>
      <text:p text:style-name="P2"/>
      <text:p text:style-name="P2"/>
      <text:p text:style-name="P2"/>
      <text:p text:style-name="P2"/>
      <text:p text:style-name="P2"/>
      <text:p text:style-name="P2"/>
      <text:p text:style-name="P2"/>
      <text:p text:style-name="P2"/>
      <text:list xml:id="list2097292340" text:continue-numbering="true" text:style-name="L1">
        <text:list-item>
          <text:p text:style-name="P3">The average wavelength of sunlight that reaches the earth’s surface is 575 nm. <text:s/>In order to keep a building cool, you are designing a coating of polycarbonate (n=1.56) to apply to the glass of a window to reflect as much sunlight as possible. <text:s/>What is the thickness of the smallest amount of coating that could be applied?</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2-02-14T07:00:09" text:fixed="true">02/14/12</text:date></text:p>
      </style:header>
      <style:footer>
        <text:p text:style-name="Footer">3<text:span text:style-name="MT1">rd</text:span> Nine Weeks<text:tab/><text:page-number text:select-page="current">2</text:page-number>/<text:page-count>2</text:page-count><text:tab/>Assignment <text:variable-get text:name="Assignment" office:value-type="floa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4T07:00:09</meta:creation-date>
    <meta:editing-duration>PT17M50S</meta:editing-duration>
    <meta:editing-cycles>5</meta:editing-cycles>
    <meta:generator>OpenOffice.org/3.3$Unix OpenOffice.org_project/330m20$Build-9567</meta:generator>
    <meta:initial-creator>Jonas Williamson</meta:initial-creator>
    <dc:date>2012-02-14T07:17:58</dc:date>
    <dc:creator>Jonas Williamson</dc:creator>
    <meta:document-statistic meta:table-count="0" meta:image-count="1" meta:object-count="1" meta:page-count="2" meta:paragraph-count="12" meta:word-count="186" meta:character-count="10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299in"/>
    </style:style>
    <style:style style:name="co3" style:family="table-column">
      <style:table-column-properties fo:break-before="auto" style:column-width="1.3756in"/>
    </style:style>
    <style:style style:name="ro1" style:family="table-row">
      <style:table-row-properties style:row-height="0.331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lor</text:p>
          </table:table-cell>
          <table:table-cell table:style-name="ce1" office:value-type="string">
            <text:p>wavelength in a <text:s/>vacuum</text:p>
          </table:table-cell>
          <table:table-cell table:style-name="ce1" office:value-type="string">
            <text:p>frequency interval</text:p>
          </table:table-cell>
        </table:table-row>
        <table:table-row table:style-name="ro2">
          <table:table-cell office:value-type="string">
            <text:p><text:a xlink:href="http://en.wikipedia.org/wiki/Red">red</text:a></text:p>
          </table:table-cell>
          <table:table-cell office:value-type="string">
            <text:p>~ 700–635 nm</text:p>
          </table:table-cell>
          <table:table-cell office:value-type="string">
            <text:p>~ 430–480 THz</text:p>
          </table:table-cell>
        </table:table-row>
        <table:table-row table:style-name="ro2">
          <table:table-cell office:value-type="string">
            <text:p><text:a xlink:href="http://en.wikipedia.org/wiki/Orange_%28colour%29">orange</text:a></text:p>
          </table:table-cell>
          <table:table-cell office:value-type="string">
            <text:p>~ 635–590 nm</text:p>
          </table:table-cell>
          <table:table-cell office:value-type="string">
            <text:p>~ 480–510 THz</text:p>
          </table:table-cell>
        </table:table-row>
        <table:table-row table:style-name="ro2">
          <table:table-cell office:value-type="string">
            <text:p><text:a xlink:href="http://en.wikipedia.org/wiki/Yellow">yellow</text:a></text:p>
          </table:table-cell>
          <table:table-cell office:value-type="string">
            <text:p>~ 590–560 nm</text:p>
          </table:table-cell>
          <table:table-cell office:value-type="string">
            <text:p>~ 510–540 THz</text:p>
          </table:table-cell>
        </table:table-row>
        <table:table-row table:style-name="ro2">
          <table:table-cell office:value-type="string">
            <text:p><text:a xlink:href="http://en.wikipedia.org/wiki/Green">green</text:a></text:p>
          </table:table-cell>
          <table:table-cell office:value-type="string">
            <text:p>~ 560–490 nm</text:p>
          </table:table-cell>
          <table:table-cell office:value-type="string">
            <text:p>~ 540–610 THz</text:p>
          </table:table-cell>
        </table:table-row>
        <table:table-row table:style-name="ro2">
          <table:table-cell office:value-type="string">
            <text:p><text:a xlink:href="http://en.wikipedia.org/wiki/Blue">blue</text:a></text:p>
          </table:table-cell>
          <table:table-cell office:value-type="string">
            <text:p>~ 490–450 nm</text:p>
          </table:table-cell>
          <table:table-cell office:value-type="string">
            <text:p>~ 610–670 THz</text:p>
          </table:table-cell>
        </table:table-row>
        <table:table-row table:style-name="ro2">
          <table:table-cell office:value-type="string">
            <text:p><text:a xlink:href="http://en.wikipedia.org/wiki/Violet_%28color%29">violet</text:a></text:p>
          </table:table-cell>
          <table:table-cell office:value-type="string">
            <text:p>~ 450–400 nm</text:p>
          </table:table-cell>
          <table:table-cell office:value-type="string">
            <text:p>~ 670–750 THz</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4">02/14/2012</text:date>, <text:time>07:17:58</text:time></text:p>
        </style:region-right>
      </style:header>
      <style:header-left style:display="false"/>
      <style:footer>
        <text:p>Page <text:page-number>1</text:page-number> / <text:page-count>99</text:page-count></text:p>
      </style:footer>
      <style:footer-left style:display="false"/>
    </style:master-page>
  </office:master-styles>
</office:document-styles>
</file>